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stroke-dash="Dash_20_2" svg:stroke-width="0cm" svg:stroke-color="#b3b3b3" draw:stroke-linejoin="round" svg:stroke-linecap="butt" draw:fill="none" draw:fill-color="#ffffff" draw:textarea-horizontal-align="center" draw:textarea-vertical-align="middle"/>
    </style:style>
    <style:style style:name="gr2" style:family="graphic" style:parent-style-name="standard">
      <style:graphic-properties draw:stroke="solid" draw:stroke-dash="Dash_20_2" svg:stroke-width="0cm" svg:stroke-color="#b3b3b3" draw:stroke-linejoin="round" svg:stroke-linecap="butt" draw:textarea-horizontal-align="center" draw:textarea-vertical-align="middle"/>
    </style:style>
    <style:style style:name="gr3" style:family="graphic" style:parent-style-name="standard">
      <style:graphic-properties draw:stroke="solid" draw:stroke-dash="Dash_20_2" svg:stroke-width="0.04cm" svg:stroke-color="#ff420e" draw:stroke-linejoin="round" svg:stroke-linecap="butt" draw:textarea-horizontal-align="center" draw:textarea-vertical-align="middle" fo:padding-top="0.02cm" fo:padding-bottom="0.02cm" fo:padding-left="0.02cm" fo:padding-right="0.02cm"/>
    </style:style>
    <style:style style:name="gr4" style:family="graphic" style:parent-style-name="standard">
      <style:graphic-properties draw:stroke="none" draw:stroke-dash="Dash_20_2" svg:stroke-width="0cm" svg:stroke-color="#ff420e" draw:stroke-linejoin="none" svg:stroke-linecap="butt" draw:fill="solid" draw:fill-color="#ff420e" draw:textarea-horizontal-align="center" draw:textarea-vertical-align="middle"/>
    </style:style>
    <style:style style:name="gr5" style:family="graphic" style:parent-style-name="standard">
      <style:graphic-properties draw:stroke="solid" draw:stroke-dash="Dash_20_2" svg:stroke-width="0cm" svg:stroke-color="#ff420e" draw:stroke-linejoin="round" svg:stroke-linecap="butt" draw:fill="none" draw:fill-color="#ff420e" draw:textarea-horizontal-align="center" draw:textarea-vertical-align="middle"/>
    </style:style>
    <style:style style:name="gr6" style:family="graphic" style:parent-style-name="standard">
      <style:graphic-properties draw:stroke="none" draw:fill="none" draw:fill-color="#ffffff" draw:textarea-horizontal-align="left" draw:auto-grow-width="true" fo:min-height="0.487cm" fo:min-width="0.147cm"/>
    </style:style>
    <style:style style:name="gr7" style:family="graphic" style:parent-style-name="standard">
      <style:graphic-properties draw:stroke="none" draw:fill="none" draw:fill-color="#ffffff" draw:textarea-horizontal-align="left" draw:auto-grow-width="true" fo:min-height="0.487cm" fo:min-width="0.485cm"/>
    </style:style>
    <style:style style:name="gr8" style:family="graphic" style:parent-style-name="standard">
      <style:graphic-properties draw:stroke="none" draw:fill="none" draw:fill-color="#ffffff" draw:textarea-horizontal-align="left" draw:auto-grow-width="true" fo:min-height="0.487cm" fo:min-width="0.655cm"/>
    </style:style>
    <style:style style:name="gr9" style:family="graphic" style:parent-style-name="standard">
      <style:graphic-properties draw:stroke="none" draw:fill="none" draw:fill-color="#ffffff" draw:textarea-horizontal-align="left" draw:auto-grow-width="true" fo:min-height="0.487cm" fo:min-width="0.595cm"/>
    </style:style>
    <style:style style:name="gr10" style:family="graphic" style:parent-style-name="standard">
      <style:graphic-properties draw:stroke="none" draw:fill="none" draw:fill-color="#ffffff" draw:textarea-horizontal-align="left" draw:auto-grow-width="true" fo:min-height="0.488cm" fo:min-width="0.595cm"/>
    </style:style>
    <style:style style:name="gr11" style:family="graphic" style:parent-style-name="standard">
      <style:graphic-properties draw:stroke="none" draw:fill="none" draw:fill-color="#ffffff" draw:textarea-horizontal-align="left" draw:auto-grow-width="true" fo:min-height="0.445cm" fo:min-width="4.861cm"/>
    </style:style>
    <style:style style:name="gr12" style:family="graphic" style:parent-style-name="standard">
      <style:graphic-properties draw:stroke="none" draw:fill="none" draw:fill-color="#ffffff" draw:textarea-horizontal-align="left" draw:auto-grow-width="true" fo:min-height="0.348cm" fo:min-width="3.891cm"/>
    </style:style>
    <style:style style:name="P1" style:family="paragraph">
      <style:paragraph-properties fo:text-align="center"/>
    </style:style>
    <style:style style:name="P2" style:family="paragraph">
      <style:text-properties fo:color="#000000" style:text-outline="false" style:text-line-through-style="none" fo:font-family="'CMU Serif'" style:font-family-generic="roman" style:font-pitch="variable" fo:font-size="10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10pt" style:font-family-complex="'CMU Serif'" style:font-family-generic-complex="roman" style:font-pitch-complex="variable" style:font-size-complex="10pt" style:text-scale="100%" style:text-overline-style="none" style:text-overline-color="font-color"/>
    </style:style>
    <style:style style:name="P3" style:family="paragraph">
      <style:text-properties fo:color="#000000" style:text-outline="false" style:text-line-through-style="none" fo:font-family="'CMU Serif'" style:font-family-generic="roman" style:font-pitch="variable" fo:font-size="9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9pt" style:font-family-complex="'CMU Serif'" style:font-family-generic-complex="roman" style:font-pitch-complex="variable" style:font-size-complex="9pt" style:text-scale="100%" style:text-overline-style="none" style:text-overline-color="font-color"/>
    </style:style>
    <style:style style:name="T1" style:family="text">
      <style:text-properties fo:color="#000000" style:text-outline="false" style:text-line-through-style="none" fo:font-family="'CMU Serif'" style:font-family-generic="roman" style:font-pitch="variable" fo:font-size="10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10pt" style:font-family-complex="'CMU Serif'" style:font-family-generic-complex="roman" style:font-pitch-complex="variable" style:font-size-complex="10pt" style:text-scale="100%" style:text-overline-style="none" style:text-overline-color="font-color"/>
    </style:style>
    <style:style style:name="T2" style:family="text">
      <style:text-properties fo:color="#000000" style:text-outline="false" style:text-line-through-style="none" fo:font-family="'CMU Serif'" style:font-family-generic="roman" style:font-pitch="variable" fo:font-size="9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9pt" style:font-family-complex="'CMU Serif'" style:font-family-generic-complex="roman" style:font-pitch-complex="variable" style:font-size-complex="9pt" style:text-scale="100%" style:text-overline-style="none" style:text-overline-color="font-color"/>
    </style:style>
    <style:style style:name="T3" style:family="text">
      <style:text-properties fo:color="#000000" style:text-outline="false" style:text-line-through-style="none" style:text-position="-25% 85%" fo:font-family="'CMU Serif'" style:font-family-generic="roman" style:font-pitch="variable" fo:font-size="9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9pt" style:font-weight-asian="normal" style:font-family-complex="'CMU Serif'" style:font-family-generic-complex="roman" style:font-pitch-complex="variable" style:font-size-complex="9pt" style:font-weight-complex="normal" style:text-scale="100%" style:text-overline-style="none" style:text-overline-color="font-color"/>
    </style:style>
    <style:style style:name="T4" style:family="text">
      <style:text-properties fo:color="#000000" style:text-outline="false" style:text-line-through-style="none" style:text-position="0% 100%" fo:font-family="'CMU Serif'" style:font-family-generic="roman" style:font-pitch="variable" fo:font-size="9pt" fo:font-style="normal" fo:text-shadow="none" style:text-underline-style="none" fo:font-weight="normal" style:text-underline-mode="continuous" style:text-overline-mode="continuous" style:text-line-through-mode="continuous" style:font-family-asian="'CMU Serif'" style:font-family-generic-asian="roman" style:font-pitch-asian="variable" style:font-size-asian="9pt" style:font-weight-asian="normal" style:font-family-complex="'CMU Serif'" style:font-family-generic-complex="roman" style:font-pitch-complex="variable" style:font-size-complex="9pt" style:font-weight-complex="normal" style:text-scale="100%"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825cm" svg:height="4.204cm" svg:x="1.598cm" svg:y="0.401cm" svg:viewBox="0 0 4826 4205" draw:points="2413,4205 0,4205 0,0 4826,0 4826,4205">
          <text:p/>
        </draw:polygon>
        <draw:line draw:style-name="gr2" draw:text-style-name="P1" draw:layer="layout" svg:x1="6.424cm" svg:y1="4.605cm" svg:x2="1.598cm" svg:y2="4.605cm">
          <text:p/>
        </draw:line>
        <draw:line draw:style-name="gr2" draw:text-style-name="P1" draw:layer="layout" svg:x1="6.424cm" svg:y1="3.553cm" svg:x2="1.598cm" svg:y2="3.553cm">
          <text:p/>
        </draw:line>
        <draw:line draw:style-name="gr2" draw:text-style-name="P1" draw:layer="layout" svg:x1="6.424cm" svg:y1="2.502cm" svg:x2="1.598cm" svg:y2="2.502cm">
          <text:p/>
        </draw:line>
        <draw:line draw:style-name="gr2" draw:text-style-name="P1" draw:layer="layout" svg:x1="6.424cm" svg:y1="1.45cm" svg:x2="1.598cm" svg:y2="1.45cm">
          <text:p/>
        </draw:line>
        <draw:line draw:style-name="gr2" draw:text-style-name="P1" draw:layer="layout" svg:x1="6.424cm" svg:y1="0.4cm" svg:x2="1.598cm" svg:y2="0.4cm">
          <text:p/>
        </draw:line>
        <draw:polyline draw:style-name="gr2" draw:text-style-name="P1" draw:layer="layout" svg:width="0cm" svg:height="0.165cm" svg:x="1.598cm" svg:y="4.605cm" svg:viewBox="0 0 0 166" draw:points="0,0 0,166 0,0">
          <text:p/>
        </draw:polyline>
        <draw:polyline draw:style-name="gr2" draw:text-style-name="P1" draw:layer="layout" svg:width="0cm" svg:height="0.165cm" svg:x="2.805cm" svg:y="4.605cm" svg:viewBox="0 0 0 166" draw:points="0,0 0,166 0,0">
          <text:p/>
        </draw:polyline>
        <draw:polyline draw:style-name="gr2" draw:text-style-name="P1" draw:layer="layout" svg:width="0cm" svg:height="0.165cm" svg:x="4.011cm" svg:y="4.605cm" svg:viewBox="0 0 0 166" draw:points="0,0 0,166 0,0">
          <text:p/>
        </draw:polyline>
        <draw:polyline draw:style-name="gr2" draw:text-style-name="P1" draw:layer="layout" svg:width="0cm" svg:height="0.165cm" svg:x="5.218cm" svg:y="4.605cm" svg:viewBox="0 0 0 166" draw:points="0,0 0,166 0,0">
          <text:p/>
        </draw:polyline>
        <draw:polyline draw:style-name="gr2" draw:text-style-name="P1" draw:layer="layout" svg:width="0.165cm" svg:height="4.968cm" draw:transform="rotate (1.5707963267949) translate (1.45522938687214cm 4.77096899224806cm)" svg:viewBox="0 0 166 4969" draw:points="166,4969 0,4969 166,4969 166,143 166,0 166,143">
          <text:p/>
        </draw:polyline>
        <draw:polyline draw:style-name="gr2" draw:text-style-name="P1" draw:layer="layout" svg:width="0.142cm" svg:height="0cm" svg:x="1.455cm" svg:y="3.553cm" svg:viewBox="0 0 143 0" draw:points="143,0 0,0 143,0">
          <text:p/>
        </draw:polyline>
        <draw:polyline draw:style-name="gr2" draw:text-style-name="P1" draw:layer="layout" svg:width="0.142cm" svg:height="0cm" svg:x="1.455cm" svg:y="2.502cm" svg:viewBox="0 0 143 0" draw:points="143,0 0,0 143,0">
          <text:p/>
        </draw:polyline>
        <draw:polyline draw:style-name="gr2" draw:text-style-name="P1" draw:layer="layout" svg:width="0.142cm" svg:height="0cm" svg:x="1.455cm" svg:y="1.45cm" svg:viewBox="0 0 143 0" draw:points="143,0 0,0 143,0">
          <text:p/>
        </draw:polyline>
        <draw:polyline draw:style-name="gr2" draw:text-style-name="P1" draw:layer="layout" svg:width="0.142cm" svg:height="4.204cm" svg:x="1.455cm" svg:y="0.4cm" svg:viewBox="0 0 143 4205" draw:points="143,4205 143,0 0,0 143,0">
          <text:p/>
        </draw:polyline>
        <draw:polyline draw:style-name="gr3" draw:text-style-name="P1" draw:layer="layout" svg:width="4.825cm" svg:height="3.109cm" svg:x="1.598cm" svg:y="0.472cm" svg:viewBox="0 0 4826 3110" draw:points="0,0 60,92 121,185 180,277 241,369 301,461 362,551 422,641 483,730 543,817 603,902 663,988 723,1071 783,1152 844,1231 904,1309 965,1384 1025,1456 1086,1527 1146,1594 1207,1659 1266,1721 1327,1780 1387,1836 1448,1890 1508,1941 1569,1990 1628,2037 1689,2082 1749,2124 1809,2165 1869,2203 1930,2239 1990,2274 2051,2309 2111,2341 2172,2372 2232,2403 2293,2431 2353,2460 2413,2488 2473,2515 2534,2541 2594,2567 2654,2591 2714,2615 2775,2640 2835,2662 2896,2684 2955,2706 3016,2727 3076,2747 3137,2767 3197,2786 3258,2805 3318,2822 3379,2840 3439,2857 3499,2872 3559,2888 3620,2902 3680,2916 3740,2930 3800,2943 3861,2956 3921,2967 3982,2980 4041,2991 4102,3002 4162,3012 4223,3022 4283,3032 4344,3040 4404,3050 4465,3059 4525,3068 4586,3076 4645,3085 4706,3094 4766,3101 4826,3110">
          <text:p/>
        </draw:polyline>
        <draw:polygon draw:style-name="gr4" draw:text-style-name="P1" draw:layer="layout" svg:width="0.237cm" svg:height="0.276cm" svg:x="1.479cm" svg:y="0.333cm" svg:viewBox="0 0 238 277" draw:points="0,138 119,277 238,138 119,0">
          <text:p/>
        </draw:polygon>
        <draw:polygon draw:style-name="gr5" draw:text-style-name="P1" draw:layer="layout" svg:width="0.237cm" svg:height="0.276cm" svg:x="1.479cm" svg:y="0.333cm" svg:viewBox="0 0 238 277" draw:points="0,138 119,277 238,138 119,0">
          <text:p/>
        </draw:polygon>
        <draw:polygon draw:style-name="gr4" draw:text-style-name="P1" draw:layer="layout" svg:width="0.236cm" svg:height="0.276cm" svg:x="2.686cm" svg:y="1.992cm" svg:viewBox="0 0 237 277" draw:points="0,138 119,277 237,138 119,0">
          <text:p/>
        </draw:polygon>
        <draw:polygon draw:style-name="gr5" draw:text-style-name="P1" draw:layer="layout" svg:width="0.236cm" svg:height="0.276cm" svg:x="2.686cm" svg:y="1.992cm" svg:viewBox="0 0 237 277" draw:points="0,138 119,277 237,138 119,0">
          <text:p/>
        </draw:polygon>
        <draw:polygon draw:style-name="gr4" draw:text-style-name="P1" draw:layer="layout" svg:width="0.236cm" svg:height="0.276cm" svg:x="3.893cm" svg:y="2.821cm" svg:viewBox="0 0 237 277" draw:points="0,138 118,277 237,138 118,0">
          <text:p/>
        </draw:polygon>
        <draw:polygon draw:style-name="gr5" draw:text-style-name="P1" draw:layer="layout" svg:width="0.236cm" svg:height="0.276cm" svg:x="3.893cm" svg:y="2.821cm" svg:viewBox="0 0 237 277" draw:points="0,138 118,277 237,138 118,0">
          <text:p/>
        </draw:polygon>
        <draw:polygon draw:style-name="gr4" draw:text-style-name="P1" draw:layer="layout" svg:width="0.237cm" svg:height="0.276cm" svg:x="5.099cm" svg:y="3.235cm" svg:viewBox="0 0 238 277" draw:points="0,138 119,277 238,138 119,0">
          <text:p/>
        </draw:polygon>
        <draw:polygon draw:style-name="gr5" draw:text-style-name="P1" draw:layer="layout" svg:width="0.237cm" svg:height="0.276cm" svg:x="5.099cm" svg:y="3.235cm" svg:viewBox="0 0 238 277" draw:points="0,138 119,277 238,138 119,0">
          <text:p/>
        </draw:polygon>
        <draw:polygon draw:style-name="gr4" draw:text-style-name="P1" draw:layer="layout" svg:width="0.237cm" svg:height="0.276cm" svg:x="6.305cm" svg:y="3.443cm" svg:viewBox="0 0 238 277" draw:points="0,138 119,277 238,138 119,0">
          <text:p/>
        </draw:polygon>
        <draw:polygon draw:style-name="gr5" draw:text-style-name="P1" draw:layer="layout" svg:width="0.237cm" svg:height="0.276cm" svg:x="6.305cm" svg:y="3.443cm" svg:viewBox="0 0 238 277" draw:points="0,138 119,277 238,138 119,0">
          <text:p/>
        </draw:polygon>
        <draw:frame draw:style-name="gr6" draw:text-style-name="P2" draw:layer="layout" svg:width="0.68cm" svg:height="0.737cm" svg:x="1.286cm" svg:y="4.7cm">
          <draw:text-box>
            <text:p><text:span text:style-name="T1">1</text:span></text:p>
          </draw:text-box>
        </draw:frame>
        <draw:frame draw:style-name="gr7" draw:text-style-name="P2" draw:layer="layout" svg:width="1.035cm" svg:height="0.737cm" svg:x="2.314cm" svg:y="4.7cm">
          <draw:text-box>
            <text:p><text:span text:style-name="T1">1/2</text:span></text:p>
          </draw:text-box>
        </draw:frame>
        <draw:frame draw:style-name="gr7" draw:text-style-name="P2" draw:layer="layout" svg:width="1.035cm" svg:height="0.737cm" svg:x="3.521cm" svg:y="4.7cm">
          <draw:text-box>
            <text:p><text:span text:style-name="T1">1/4</text:span></text:p>
          </draw:text-box>
        </draw:frame>
        <draw:frame draw:style-name="gr7" draw:text-style-name="P2" draw:layer="layout" svg:width="1.035cm" svg:height="0.737cm" svg:x="4.726cm" svg:y="4.7cm">
          <draw:text-box>
            <text:p><text:span text:style-name="T1">1/8</text:span></text:p>
          </draw:text-box>
        </draw:frame>
        <draw:frame draw:style-name="gr8" draw:text-style-name="P2" draw:layer="layout" svg:width="1.213cm" svg:height="0.737cm" svg:x="5.845cm" svg:y="4.7cm">
          <draw:text-box>
            <text:p><text:span text:style-name="T1">1/16</text:span></text:p>
          </draw:text-box>
        </draw:frame>
        <draw:frame draw:style-name="gr9" draw:text-style-name="P2" draw:layer="layout" svg:width="1.15cm" svg:height="0.737cm" svg:x="0.507cm" svg:y="4.205cm">
          <draw:text-box>
            <text:p><text:span text:style-name="T1">10%</text:span></text:p>
          </draw:text-box>
        </draw:frame>
        <draw:frame draw:style-name="gr9" draw:text-style-name="P2" draw:layer="layout" svg:width="1.15cm" svg:height="0.737cm" svg:x="0.507cm" svg:y="3.153cm">
          <draw:text-box>
            <text:p><text:span text:style-name="T1">20%</text:span></text:p>
          </draw:text-box>
        </draw:frame>
        <draw:frame draw:style-name="gr10" draw:text-style-name="P2" draw:layer="layout" svg:width="1.15cm" svg:height="0.738cm" svg:x="0.507cm" svg:y="2.103cm">
          <draw:text-box>
            <text:p><text:span text:style-name="T1">30%</text:span></text:p>
          </draw:text-box>
        </draw:frame>
        <draw:frame draw:style-name="gr9" draw:text-style-name="P2" draw:layer="layout" svg:width="1.15cm" svg:height="0.737cm" svg:x="0.507cm" svg:y="1.051cm">
          <draw:text-box>
            <text:p><text:span text:style-name="T1">40%</text:span></text:p>
          </draw:text-box>
        </draw:frame>
        <draw:frame draw:style-name="gr10" draw:text-style-name="P2" draw:layer="layout" svg:width="1.15cm" svg:height="0.738cm" svg:x="0.507cm" svg:y="0cm">
          <draw:text-box>
            <text:p><text:span text:style-name="T1">50%</text:span></text:p>
          </draw:text-box>
        </draw:frame>
        <draw:frame draw:style-name="gr11" draw:text-style-name="P3" draw:layer="layout" svg:width="6.15cm" svg:height="0.695cm" svg:x="0.779cm" svg:y="5.305cm">
          <draw:text-box>
            <text:p text:style-name="P1"><text:span text:style-name="T2">Taxa de execução dos processos RT (r</text:span><text:span text:style-name="T3">rt</text:span><text:span text:style-name="T4">)</text:span></text:p>
          </draw:text-box>
        </draw:frame>
        <draw:frame draw:style-name="gr12" draw:text-style-name="P3" draw:layer="layout" svg:width="4.391cm" svg:height="0.628cm" draw:transform="rotate (1.5707963267949) translate (0cm 4.671cm)">
          <draw:text-box>
            <text:p><text:span text:style-name="T2">Consumo médio da CPU</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7cm" fo:page-height="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M16S</meta:editing-duration>
    <meta:editing-cycles>12</meta:editing-cycles>
    <meta:generator>LibreOffice/4.0.4.2$Windows_x86 LibreOffice_project/9e9821abd0ffdbc09cd8c52eaa574fa09eb08f2</meta:generator>
    <dc:date>2013-09-09T07:20:11.60</dc:date>
    <meta:document-statistic meta:object-count="38"/>
  </office:meta>
</office:document-meta>
</file>